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3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 style:list-style-name="L3">
      <style:paragraph-properties fo:line-height="100%" fo:text-align="start" style:justify-single-word="false"/>
    </style:style>
    <style:style style:name="P6" style:family="paragraph" style:parent-style-name="Standard" style:list-style-name="L4">
      <style:paragraph-properties fo:line-height="100%" fo:text-align="start" style:justify-single-word="false"/>
    </style:style>
    <style:style style:name="P7" style:family="paragraph" style:parent-style-name="Standard" style:list-style-name="L5">
      <style:paragraph-properties fo:line-height="100%" fo:text-align="start" style:justify-single-word="false"/>
    </style:style>
    <style:style style:name="P8" style:family="paragraph" style:parent-style-name="Standard" style:list-style-name="L6">
      <style:paragraph-properties fo:line-height="100%" fo:text-align="start" style:justify-single-word="false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Calibri1" fo:font-size="11pt" fo:font-weight="bold" fo:background-color="transparent" style:font-name-asian="Calibri1" style:font-name-complex="Calibri1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</text:p>
      <text:p text:style-name="P1">Date:<text:tab/><text:tab/>4 May</text:p>
      <text:p text:style-name="P1">Time:<text:tab/><text:tab/>9:05 – 9:25</text:p>
      <text:p text:style-name="P1">Location:<text:tab/><text:tab/>Grouproom 3207</text:p>
      <text:p text:style-name="P1">Leader:<text:tab/><text:tab/>Teodor Ostwald</text:p>
      <text:p text:style-name="P1">Attending:<text:tab/><text:tab/>Everyone</text:p>
      <text:p text:style-name="P1"/>
      <text:list xml:id="list28656415" text:style-name="L1">
        <text:list-item>
          <text:p text:style-name="P2">Objectives, resolve issues preventing the team to continue</text:p>
        </text:list-item>
      </text:list>
      <text:p text:style-name="P1">Issues with fullscreen mode. It doesn't appear to work on Linux and two of the group members can't run the application properly.</text:p>
      <text:p text:style-name="P1"/>
      <text:list xml:id="list28658458" text:style-name="L2">
        <text:list-item>
          <text:p text:style-name="P3">Reports from previous meetings</text:p>
        </text:list-item>
      </text:list>
      <text:p text:style-name="P1">Still an issue with fullscreen on multiple plattforms.</text:p>
      <text:p text:style-name="P1">SpellbookView had been further developed but the visual representation of spells isn't yet finished.</text:p>
      <text:p text:style-name="P1">Sound has been reverted back to a previously working state.</text:p>
      <text:p text:style-name="P1">SDD has progressed, RAD is up to date.</text:p>
      <text:p text:style-name="P1"/>
      <text:list xml:id="list28654881" text:style-name="L3">
        <text:list-item>
          <text:p text:style-name="P5"><text:span text:style-name="T2">Discussion items</text:span><text:span text:style-name="T1"> (how do we do...? What to do...? Why is...?)</text:span></text:p>
        </text:list-item>
      </text:list>
      <text:p text:style-name="P1">Fullscreen mode needs to be fixed properly.</text:p>
      <text:p text:style-name="P1">Make the game runnable from start to finish, requiring a finishing touch to spells and credits.</text:p>
      <text:p text:style-name="P1">A secondary objective is to create all the images we wish to incorporate in the GUI.</text:p>
      <text:p text:style-name="P1"/>
      <text:list xml:id="list28669038" text:style-name="L4">
        <text:list-item>
          <text:p text:style-name="P6"><text:span text:style-name="T2">Outcomes and assignments</text:span><text:span text:style-name="T1"> (It's decided that... Leaf should... CK should do...)</text:span></text:p>
        </text:list-item>
      </text:list>
      <text:p text:style-name="P1">Markus will keep working on fullscreen mode and try to resolve the issues we're having.</text:p>
      <text:p text:style-name="P1">Teodor will redesign the spell package structure.</text:p>
      <text:p text:style-name="P1">Emil will design the SpellbookView and SpellView so the game is playable.</text:p>
      <text:p text:style-name="P1">Rickard will implement more spells and backgrounds, connect spells to backgruonds and further write the story.</text:p>
      <text:p text:style-name="P1"/>
      <text:list xml:id="list28665068" text:style-name="L5">
        <text:list-item>
          <text:p text:style-name="P7"><text:span text:style-name="T2">Other points of discussion</text:span><text:span text:style-name="T1"> (ideas, issues from group members)</text:span></text:p>
        </text:list-item>
      </text:list>
      <text:p text:style-name="P1">Teambuilding events will be continued.</text:p>
      <text:p text:style-name="P1"/>
      <text:list xml:id="list28661015" text:style-name="L6">
        <text:list-item>
          <text:p text:style-name="P8"><text:span text:style-name="T2">Wrap up</text:span><text:span text:style-name="T1"> (unsolved... next meeting... )</text:span></text:p>
        </text:list-item>
      </text:list>
      <text:p text:style-name="P1"/>
      <text:p text:style-name="P1">Next meeting will be held Monday 7/5 at 9: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04T09:25:16.99</dc:date>
    <dc:creator>Karl-Agnes Hesusson</dc:creator>
    <meta:generator>OpenOffice.org/3.3$Win32 OpenOffice.org_project/330m20$Build-9567</meta:generator>
    <meta:editing-duration>PT1H2M25S</meta:editing-duration>
    <meta:editing-cycles>6</meta:editing-cycles>
    <meta:document-statistic meta:table-count="0" meta:image-count="0" meta:object-count="0" meta:page-count="1" meta:paragraph-count="26" meta:word-count="236" meta:character-count="1440"/>
  </office:meta>
</office:document-meta>
</file>